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requenci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Root MIDI</text:p>
          </table:table-cell>
          <table:table-cell office:value-type="string" calcext:value-type="string">
            <text:p>Deg 1</text:p>
          </table:table-cell>
          <table:table-cell office:value-type="string" calcext:value-type="string">
            <text:p>Deg 2</text:p>
          </table:table-cell>
          <table:table-cell office:value-type="string" calcext:value-type="string">
            <text:p>Deg 3</text:p>
          </table:table-cell>
          <table:table-cell office:value-type="string" calcext:value-type="string">
            <text:p>Deg 4</text:p>
          </table:table-cell>
          <table:table-cell office:value-type="string" calcext:value-type="string">
            <text:p>Deg 5</text:p>
          </table:table-cell>
          <table:table-cell office:value-type="string" calcext:value-type="string">
            <text:p>Deg 6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table:formula="of:=440*4" office:value-type="float" office:value="1760" calcext:value-type="float">
            <text:p>1760</text:p>
          </table:table-cell>
          <table:table-cell table:formula="of:=([.$C3] * POWER(2; ([.D$2])/12))" office:value-type="float" office:value="2093.00452240479" calcext:value-type="float">
            <text:p>2093.00452240479</text:p>
          </table:table-cell>
          <table:table-cell table:formula="of:=([.$C3] * POWER(2; ([.E$2])/12))" office:value-type="float" office:value="2349.31814333926" calcext:value-type="float">
            <text:p>2349.31814333926</text:p>
          </table:table-cell>
          <table:table-cell table:formula="of:=([.$C3] * POWER(2; ([.F$2])/12))" office:value-type="float" office:value="2489.01586977665" calcext:value-type="float">
            <text:p>2489.01586977665</text:p>
          </table:table-cell>
          <table:table-cell table:formula="of:=([.$C3] * POWER(2; ([.G$2])/12))" office:value-type="float" office:value="2637.02045530296" calcext:value-type="float">
            <text:p>2637.02045530296</text:p>
          </table:table-cell>
          <table:table-cell table:formula="of:=([.$C3] * POWER(2; ([.H$2])/12))" office:value-type="float" office:value="3135.96348785399" calcext:value-type="float">
            <text:p>3135.96348785399</text:p>
          </table:table-cell>
        </table:table-row>
        <table:table-row table:style-name="ro1">
          <table:table-cell office:value-type="string" calcext:value-type="string">
            <text:p>A#/Bb</text:p>
          </table:table-cell>
          <table:table-cell office:value-type="float" office:value="70" calcext:value-type="float">
            <text:p>70</text:p>
          </table:table-cell>
          <table:table-cell table:formula="of:=([.C$3] * POWER(2; ([.B4]-[.B$3]+[.C$2])/12))" office:value-type="float" office:value="1864.65504607236" calcext:value-type="float">
            <text:p>1864.65504607236</text:p>
          </table:table-cell>
          <table:table-cell table:formula="of:=([.$C4] * POWER(2; ([.D$2])/12))" office:value-type="float" office:value="2217.46104781498" calcext:value-type="float">
            <text:p>2217.46104781498</text:p>
          </table:table-cell>
          <table:table-cell table:formula="of:=([.$C4] * POWER(2; ([.E$2])/12))" office:value-type="float" office:value="2489.01586977665" calcext:value-type="float">
            <text:p>2489.01586977665</text:p>
          </table:table-cell>
          <table:table-cell table:formula="of:=([.$C4] * POWER(2; ([.F$2])/12))" office:value-type="float" office:value="2637.02045530296" calcext:value-type="float">
            <text:p>2637.02045530296</text:p>
          </table:table-cell>
          <table:table-cell table:formula="of:=([.$C4] * POWER(2; ([.G$2])/12))" office:value-type="float" office:value="2793.82585146403" calcext:value-type="float">
            <text:p>2793.82585146403</text:p>
          </table:table-cell>
          <table:table-cell table:formula="of:=([.$C4] * POWER(2; ([.H$2])/12))" office:value-type="float" office:value="3322.43758063956" calcext:value-type="float">
            <text:p>3322.4375806395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1" calcext:value-type="float">
            <text:p>71</text:p>
          </table:table-cell>
          <table:table-cell table:formula="of:=([.C$3] * POWER(2; ([.B5]-[.B$3]+[.C$2])/12))" office:value-type="float" office:value="1975.5332050245" calcext:value-type="float">
            <text:p>1975.5332050245</text:p>
          </table:table-cell>
          <table:table-cell table:formula="of:=([.$C5] * POWER(2; ([.D$2])/12))" office:value-type="float" office:value="2349.31814333926" calcext:value-type="float">
            <text:p>2349.31814333926</text:p>
          </table:table-cell>
          <table:table-cell table:formula="of:=([.$C5] * POWER(2; ([.E$2])/12))" office:value-type="float" office:value="2637.02045530296" calcext:value-type="float">
            <text:p>2637.02045530296</text:p>
          </table:table-cell>
          <table:table-cell table:formula="of:=([.$C5] * POWER(2; ([.F$2])/12))" office:value-type="float" office:value="2793.82585146403" calcext:value-type="float">
            <text:p>2793.82585146403</text:p>
          </table:table-cell>
          <table:table-cell table:formula="of:=([.$C5] * POWER(2; ([.G$2])/12))" office:value-type="float" office:value="2959.95538169308" calcext:value-type="float">
            <text:p>2959.95538169308</text:p>
          </table:table-cell>
          <table:table-cell table:formula="of:=([.$C5] * POWER(2; ([.H$2])/12))" office:value-type="float" office:value="3520" calcext:value-type="float">
            <text:p>352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table:formula="of:=([.C$3] * POWER(2; ([.B6]-[.B$3]+[.C$2])/12))" office:value-type="float" office:value="2093.00452240479" calcext:value-type="float">
            <text:p>2093.00452240479</text:p>
          </table:table-cell>
          <table:table-cell table:formula="of:=([.$C6] * POWER(2; ([.D$2])/12))" office:value-type="float" office:value="2489.01586977665" calcext:value-type="float">
            <text:p>2489.01586977665</text:p>
          </table:table-cell>
          <table:table-cell table:formula="of:=([.$C6] * POWER(2; ([.E$2])/12))" office:value-type="float" office:value="2793.82585146403" calcext:value-type="float">
            <text:p>2793.82585146403</text:p>
          </table:table-cell>
          <table:table-cell table:formula="of:=([.$C6] * POWER(2; ([.F$2])/12))" office:value-type="float" office:value="2959.95538169308" calcext:value-type="float">
            <text:p>2959.95538169308</text:p>
          </table:table-cell>
          <table:table-cell table:formula="of:=([.$C6] * POWER(2; ([.G$2])/12))" office:value-type="float" office:value="3135.96348785399" calcext:value-type="float">
            <text:p>3135.96348785399</text:p>
          </table:table-cell>
          <table:table-cell table:formula="of:=([.$C6] * POWER(2; ([.H$2])/12))" office:value-type="float" office:value="3729.31009214472" calcext:value-type="float">
            <text:p>3729.31009214472</text:p>
          </table:table-cell>
        </table:table-row>
        <table:table-row table:style-name="ro1">
          <table:table-cell office:value-type="string" calcext:value-type="string">
            <text:p>C#/Db</text:p>
          </table:table-cell>
          <table:table-cell office:value-type="float" office:value="73" calcext:value-type="float">
            <text:p>73</text:p>
          </table:table-cell>
          <table:table-cell table:formula="of:=([.C$3] * POWER(2; ([.B7]-[.B$3]+[.C$2])/12))" office:value-type="float" office:value="2217.46104781498" calcext:value-type="float">
            <text:p>2217.46104781498</text:p>
          </table:table-cell>
          <table:table-cell table:formula="of:=([.$C7] * POWER(2; ([.D$2])/12))" office:value-type="float" office:value="2637.02045530296" calcext:value-type="float">
            <text:p>2637.02045530296</text:p>
          </table:table-cell>
          <table:table-cell table:formula="of:=([.$C7] * POWER(2; ([.E$2])/12))" office:value-type="float" office:value="2959.95538169308" calcext:value-type="float">
            <text:p>2959.95538169308</text:p>
          </table:table-cell>
          <table:table-cell table:formula="of:=([.$C7] * POWER(2; ([.F$2])/12))" office:value-type="float" office:value="3135.96348785399" calcext:value-type="float">
            <text:p>3135.96348785399</text:p>
          </table:table-cell>
          <table:table-cell table:formula="of:=([.$C7] * POWER(2; ([.G$2])/12))" office:value-type="float" office:value="3322.43758063956" calcext:value-type="float">
            <text:p>3322.43758063956</text:p>
          </table:table-cell>
          <table:table-cell table:formula="of:=([.$C7] * POWER(2; ([.H$2])/12))" office:value-type="float" office:value="3951.06641004899" calcext:value-type="float">
            <text:p>3951.0664100489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table:formula="of:=([.C$3] * POWER(2; ([.B8]-[.B$3]+[.C$2])/12))" office:value-type="float" office:value="2349.31814333926" calcext:value-type="float">
            <text:p>2349.31814333926</text:p>
          </table:table-cell>
          <table:table-cell table:formula="of:=([.$C8] * POWER(2; ([.D$2])/12))" office:value-type="float" office:value="2793.82585146403" calcext:value-type="float">
            <text:p>2793.82585146403</text:p>
          </table:table-cell>
          <table:table-cell table:formula="of:=([.$C8] * POWER(2; ([.E$2])/12))" office:value-type="float" office:value="3135.96348785399" calcext:value-type="float">
            <text:p>3135.96348785399</text:p>
          </table:table-cell>
          <table:table-cell table:formula="of:=([.$C8] * POWER(2; ([.F$2])/12))" office:value-type="float" office:value="3322.43758063956" calcext:value-type="float">
            <text:p>3322.43758063956</text:p>
          </table:table-cell>
          <table:table-cell table:formula="of:=([.$C8] * POWER(2; ([.G$2])/12))" office:value-type="float" office:value="3520" calcext:value-type="float">
            <text:p>3520</text:p>
          </table:table-cell>
          <table:table-cell table:formula="of:=([.$C8] * POWER(2; ([.H$2])/12))" office:value-type="float" office:value="4186.00904480958" calcext:value-type="float">
            <text:p>4186.00904480958</text:p>
          </table:table-cell>
        </table:table-row>
        <table:table-row table:style-name="ro1">
          <table:table-cell office:value-type="string" calcext:value-type="string">
            <text:p>D#/Eb</text:p>
          </table:table-cell>
          <table:table-cell office:value-type="float" office:value="75" calcext:value-type="float">
            <text:p>75</text:p>
          </table:table-cell>
          <table:table-cell table:formula="of:=([.C$3] * POWER(2; ([.B9]-[.B$3]+[.C$2])/12))" office:value-type="float" office:value="2489.01586977665" calcext:value-type="float">
            <text:p>2489.01586977665</text:p>
          </table:table-cell>
          <table:table-cell table:formula="of:=([.$C9] * POWER(2; ([.D$2])/12))" office:value-type="float" office:value="2959.95538169308" calcext:value-type="float">
            <text:p>2959.95538169308</text:p>
          </table:table-cell>
          <table:table-cell table:formula="of:=([.$C9] * POWER(2; ([.E$2])/12))" office:value-type="float" office:value="3322.43758063956" calcext:value-type="float">
            <text:p>3322.43758063956</text:p>
          </table:table-cell>
          <table:table-cell table:formula="of:=([.$C9] * POWER(2; ([.F$2])/12))" office:value-type="float" office:value="3520" calcext:value-type="float">
            <text:p>3520</text:p>
          </table:table-cell>
          <table:table-cell table:formula="of:=([.$C9] * POWER(2; ([.G$2])/12))" office:value-type="float" office:value="3729.31009214472" calcext:value-type="float">
            <text:p>3729.31009214472</text:p>
          </table:table-cell>
          <table:table-cell table:formula="of:=([.$C9] * POWER(2; ([.H$2])/12))" office:value-type="float" office:value="4434.92209562995" calcext:value-type="float">
            <text:p>4434.9220956299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6" calcext:value-type="float">
            <text:p>76</text:p>
          </table:table-cell>
          <table:table-cell table:formula="of:=([.C$3] * POWER(2; ([.B10]-[.B$3]+[.C$2])/12))" office:value-type="float" office:value="2637.02045530296" calcext:value-type="float">
            <text:p>2637.02045530296</text:p>
          </table:table-cell>
          <table:table-cell table:formula="of:=([.$C10] * POWER(2; ([.D$2])/12))" office:value-type="float" office:value="3135.96348785399" calcext:value-type="float">
            <text:p>3135.96348785399</text:p>
          </table:table-cell>
          <table:table-cell table:formula="of:=([.$C10] * POWER(2; ([.E$2])/12))" office:value-type="float" office:value="3520" calcext:value-type="float">
            <text:p>3520</text:p>
          </table:table-cell>
          <table:table-cell table:formula="of:=([.$C10] * POWER(2; ([.F$2])/12))" office:value-type="float" office:value="3729.31009214472" calcext:value-type="float">
            <text:p>3729.31009214472</text:p>
          </table:table-cell>
          <table:table-cell table:formula="of:=([.$C10] * POWER(2; ([.G$2])/12))" office:value-type="float" office:value="3951.06641004899" calcext:value-type="float">
            <text:p>3951.06641004899</text:p>
          </table:table-cell>
          <table:table-cell table:formula="of:=([.$C10] * POWER(2; ([.H$2])/12))" office:value-type="float" office:value="4698.63628667852" calcext:value-type="float">
            <text:p>4698.6362866785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table:formula="of:=([.C$3] * POWER(2; ([.B11]-[.B$3]+[.C$2])/12))" office:value-type="float" office:value="2793.82585146403" calcext:value-type="float">
            <text:p>2793.82585146403</text:p>
          </table:table-cell>
          <table:table-cell table:formula="of:=([.$C11] * POWER(2; ([.D$2])/12))" office:value-type="float" office:value="3322.43758063956" calcext:value-type="float">
            <text:p>3322.43758063956</text:p>
          </table:table-cell>
          <table:table-cell table:formula="of:=([.$C11] * POWER(2; ([.E$2])/12))" office:value-type="float" office:value="3729.31009214472" calcext:value-type="float">
            <text:p>3729.31009214472</text:p>
          </table:table-cell>
          <table:table-cell table:formula="of:=([.$C11] * POWER(2; ([.F$2])/12))" office:value-type="float" office:value="3951.06641004899" calcext:value-type="float">
            <text:p>3951.06641004899</text:p>
          </table:table-cell>
          <table:table-cell table:formula="of:=([.$C11] * POWER(2; ([.G$2])/12))" office:value-type="float" office:value="4186.00904480958" calcext:value-type="float">
            <text:p>4186.00904480958</text:p>
          </table:table-cell>
          <table:table-cell table:formula="of:=([.$C11] * POWER(2; ([.H$2])/12))" office:value-type="float" office:value="4978.0317395533" calcext:value-type="float">
            <text:p>4978.0317395533</text:p>
          </table:table-cell>
        </table:table-row>
        <table:table-row table:style-name="ro1">
          <table:table-cell office:value-type="string" calcext:value-type="string">
            <text:p>F#/Gb</text:p>
          </table:table-cell>
          <table:table-cell office:value-type="float" office:value="78" calcext:value-type="float">
            <text:p>78</text:p>
          </table:table-cell>
          <table:table-cell table:formula="of:=([.C$3] * POWER(2; ([.B12]-[.B$3]+[.C$2])/12))" office:value-type="float" office:value="2959.95538169308" calcext:value-type="float">
            <text:p>2959.95538169308</text:p>
          </table:table-cell>
          <table:table-cell table:formula="of:=([.$C12] * POWER(2; ([.D$2])/12))" office:value-type="float" office:value="3520" calcext:value-type="float">
            <text:p>3520</text:p>
          </table:table-cell>
          <table:table-cell table:formula="of:=([.$C12] * POWER(2; ([.E$2])/12))" office:value-type="float" office:value="3951.06641004899" calcext:value-type="float">
            <text:p>3951.06641004899</text:p>
          </table:table-cell>
          <table:table-cell table:formula="of:=([.$C12] * POWER(2; ([.F$2])/12))" office:value-type="float" office:value="4186.00904480958" calcext:value-type="float">
            <text:p>4186.00904480958</text:p>
          </table:table-cell>
          <table:table-cell table:formula="of:=([.$C12] * POWER(2; ([.G$2])/12))" office:value-type="float" office:value="4434.92209562995" calcext:value-type="float">
            <text:p>4434.92209562995</text:p>
          </table:table-cell>
          <table:table-cell table:formula="of:=([.$C12] * POWER(2; ([.H$2])/12))" office:value-type="float" office:value="5274.04091060592" calcext:value-type="float">
            <text:p>5274.0409106059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9" calcext:value-type="float">
            <text:p>79</text:p>
          </table:table-cell>
          <table:table-cell table:formula="of:=([.C$3] * POWER(2; ([.B13]-[.B$3]+[.C$2])/12))" office:value-type="float" office:value="3135.96348785399" calcext:value-type="float">
            <text:p>3135.96348785399</text:p>
          </table:table-cell>
          <table:table-cell table:formula="of:=([.$C13] * POWER(2; ([.D$2])/12))" office:value-type="float" office:value="3729.31009214472" calcext:value-type="float">
            <text:p>3729.31009214472</text:p>
          </table:table-cell>
          <table:table-cell table:formula="of:=([.$C13] * POWER(2; ([.E$2])/12))" office:value-type="float" office:value="4186.00904480958" calcext:value-type="float">
            <text:p>4186.00904480958</text:p>
          </table:table-cell>
          <table:table-cell table:formula="of:=([.$C13] * POWER(2; ([.F$2])/12))" office:value-type="float" office:value="4434.92209562995" calcext:value-type="float">
            <text:p>4434.92209562995</text:p>
          </table:table-cell>
          <table:table-cell table:formula="of:=([.$C13] * POWER(2; ([.G$2])/12))" office:value-type="float" office:value="4698.63628667852" calcext:value-type="float">
            <text:p>4698.63628667852</text:p>
          </table:table-cell>
          <table:table-cell table:formula="of:=([.$C13] * POWER(2; ([.H$2])/12))" office:value-type="float" office:value="5587.65170292806" calcext:value-type="float">
            <text:p>5587.65170292806</text:p>
          </table:table-cell>
        </table:table-row>
        <table:table-row table:style-name="ro1">
          <table:table-cell office:value-type="string" calcext:value-type="string">
            <text:p>G#/Ab</text:p>
          </table:table-cell>
          <table:table-cell office:value-type="float" office:value="80" calcext:value-type="float">
            <text:p>80</text:p>
          </table:table-cell>
          <table:table-cell table:formula="of:=([.C$3] * POWER(2; ([.B14]-[.B$3]+[.C$2])/12))" office:value-type="float" office:value="3322.43758063956" calcext:value-type="float">
            <text:p>3322.43758063956</text:p>
          </table:table-cell>
          <table:table-cell table:formula="of:=([.$C14] * POWER(2; ([.D$2])/12))" office:value-type="float" office:value="3951.06641004899" calcext:value-type="float">
            <text:p>3951.06641004899</text:p>
          </table:table-cell>
          <table:table-cell table:formula="of:=([.$C14] * POWER(2; ([.E$2])/12))" office:value-type="float" office:value="4434.92209562995" calcext:value-type="float">
            <text:p>4434.92209562995</text:p>
          </table:table-cell>
          <table:table-cell table:formula="of:=([.$C14] * POWER(2; ([.F$2])/12))" office:value-type="float" office:value="4698.63628667852" calcext:value-type="float">
            <text:p>4698.63628667852</text:p>
          </table:table-cell>
          <table:table-cell table:formula="of:=([.$C14] * POWER(2; ([.G$2])/12))" office:value-type="float" office:value="4978.0317395533" calcext:value-type="float">
            <text:p>4978.0317395533</text:p>
          </table:table-cell>
          <table:table-cell table:formula="of:=([.$C14] * POWER(2; ([.H$2])/12))" office:value-type="float" office:value="5919.91076338615" calcext:value-type="float">
            <text:p>5919.91076338615</text:p>
          </table:table-cell>
        </table:table-row>
      </table:table>
      <table:table table:name="Period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Root MIDI</text:p>
          </table:table-cell>
          <table:table-cell office:value-type="string" calcext:value-type="string">
            <text:p>Deg 1</text:p>
          </table:table-cell>
          <table:table-cell office:value-type="string" calcext:value-type="string">
            <text:p>Deg 2</text:p>
          </table:table-cell>
          <table:table-cell office:value-type="string" calcext:value-type="string">
            <text:p>Deg 3</text:p>
          </table:table-cell>
          <table:table-cell office:value-type="string" calcext:value-type="string">
            <text:p>Deg 4</text:p>
          </table:table-cell>
          <table:table-cell office:value-type="string" calcext:value-type="string">
            <text:p>Deg 5</text:p>
          </table:table-cell>
          <table:table-cell office:value-type="string" calcext:value-type="string">
            <text:p>Deg 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formula="of:=ROUND(1000000/[$Frequencies.C3])" office:value-type="float" office:value="568" calcext:value-type="float">
            <text:p>568</text:p>
          </table:table-cell>
          <table:table-cell table:formula="of:=ROUND(1000000/[$Frequencies.D3])" office:value-type="float" office:value="478" calcext:value-type="float">
            <text:p>478</text:p>
          </table:table-cell>
          <table:table-cell table:formula="of:=ROUND(1000000/[$Frequencies.E3])" office:value-type="float" office:value="426" calcext:value-type="float">
            <text:p>426</text:p>
          </table:table-cell>
          <table:table-cell table:formula="of:=ROUND(1000000/[$Frequencies.F3])" office:value-type="float" office:value="402" calcext:value-type="float">
            <text:p>402</text:p>
          </table:table-cell>
          <table:table-cell table:formula="of:=ROUND(1000000/[$Frequencies.G3])" office:value-type="float" office:value="379" calcext:value-type="float">
            <text:p>379</text:p>
          </table:table-cell>
          <table:table-cell table:formula="of:=ROUND(1000000/[$Frequencies.H3])"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A#/Bb</text:p>
          </table:table-cell>
          <table:table-cell/>
          <table:table-cell table:formula="of:=ROUND(1000000/[$Frequencies.C4])" office:value-type="float" office:value="536" calcext:value-type="float">
            <text:p>536</text:p>
          </table:table-cell>
          <table:table-cell table:formula="of:=ROUND(1000000/[$Frequencies.D4])" office:value-type="float" office:value="451" calcext:value-type="float">
            <text:p>451</text:p>
          </table:table-cell>
          <table:table-cell table:formula="of:=ROUND(1000000/[$Frequencies.E4])" office:value-type="float" office:value="402" calcext:value-type="float">
            <text:p>402</text:p>
          </table:table-cell>
          <table:table-cell table:formula="of:=ROUND(1000000/[$Frequencies.F4])" office:value-type="float" office:value="379" calcext:value-type="float">
            <text:p>379</text:p>
          </table:table-cell>
          <table:table-cell table:formula="of:=ROUND(1000000/[$Frequencies.G4])" office:value-type="float" office:value="358" calcext:value-type="float">
            <text:p>358</text:p>
          </table:table-cell>
          <table:table-cell table:formula="of:=ROUND(1000000/[$Frequencies.H4])"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formula="of:=ROUND(1000000/[$Frequencies.C5])" office:value-type="float" office:value="506" calcext:value-type="float">
            <text:p>506</text:p>
          </table:table-cell>
          <table:table-cell table:formula="of:=ROUND(1000000/[$Frequencies.D5])" office:value-type="float" office:value="426" calcext:value-type="float">
            <text:p>426</text:p>
          </table:table-cell>
          <table:table-cell table:formula="of:=ROUND(1000000/[$Frequencies.E5])" office:value-type="float" office:value="379" calcext:value-type="float">
            <text:p>379</text:p>
          </table:table-cell>
          <table:table-cell table:formula="of:=ROUND(1000000/[$Frequencies.F5])" office:value-type="float" office:value="358" calcext:value-type="float">
            <text:p>358</text:p>
          </table:table-cell>
          <table:table-cell table:formula="of:=ROUND(1000000/[$Frequencies.G5])" office:value-type="float" office:value="338" calcext:value-type="float">
            <text:p>338</text:p>
          </table:table-cell>
          <table:table-cell table:formula="of:=ROUND(1000000/[$Frequencies.H5])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ROUND(1000000/[$Frequencies.C6])" office:value-type="float" office:value="478" calcext:value-type="float">
            <text:p>478</text:p>
          </table:table-cell>
          <table:table-cell table:formula="of:=ROUND(1000000/[$Frequencies.D6])" office:value-type="float" office:value="402" calcext:value-type="float">
            <text:p>402</text:p>
          </table:table-cell>
          <table:table-cell table:formula="of:=ROUND(1000000/[$Frequencies.E6])" office:value-type="float" office:value="358" calcext:value-type="float">
            <text:p>358</text:p>
          </table:table-cell>
          <table:table-cell table:formula="of:=ROUND(1000000/[$Frequencies.F6])" office:value-type="float" office:value="338" calcext:value-type="float">
            <text:p>338</text:p>
          </table:table-cell>
          <table:table-cell table:formula="of:=ROUND(1000000/[$Frequencies.G6])" office:value-type="float" office:value="319" calcext:value-type="float">
            <text:p>319</text:p>
          </table:table-cell>
          <table:table-cell table:formula="of:=ROUND(1000000/[$Frequencies.H6])"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C#/Db</text:p>
          </table:table-cell>
          <table:table-cell/>
          <table:table-cell table:formula="of:=ROUND(1000000/[$Frequencies.C7])" office:value-type="float" office:value="451" calcext:value-type="float">
            <text:p>451</text:p>
          </table:table-cell>
          <table:table-cell table:formula="of:=ROUND(1000000/[$Frequencies.D7])" office:value-type="float" office:value="379" calcext:value-type="float">
            <text:p>379</text:p>
          </table:table-cell>
          <table:table-cell table:formula="of:=ROUND(1000000/[$Frequencies.E7])" office:value-type="float" office:value="338" calcext:value-type="float">
            <text:p>338</text:p>
          </table:table-cell>
          <table:table-cell table:formula="of:=ROUND(1000000/[$Frequencies.F7])" office:value-type="float" office:value="319" calcext:value-type="float">
            <text:p>319</text:p>
          </table:table-cell>
          <table:table-cell table:formula="of:=ROUND(1000000/[$Frequencies.G7])" office:value-type="float" office:value="301" calcext:value-type="float">
            <text:p>301</text:p>
          </table:table-cell>
          <table:table-cell table:formula="of:=ROUND(1000000/[$Frequencies.H7])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table:formula="of:=ROUND(1000000/[$Frequencies.C8])" office:value-type="float" office:value="426" calcext:value-type="float">
            <text:p>426</text:p>
          </table:table-cell>
          <table:table-cell table:formula="of:=ROUND(1000000/[$Frequencies.D8])" office:value-type="float" office:value="358" calcext:value-type="float">
            <text:p>358</text:p>
          </table:table-cell>
          <table:table-cell table:formula="of:=ROUND(1000000/[$Frequencies.E8])" office:value-type="float" office:value="319" calcext:value-type="float">
            <text:p>319</text:p>
          </table:table-cell>
          <table:table-cell table:formula="of:=ROUND(1000000/[$Frequencies.F8])" office:value-type="float" office:value="301" calcext:value-type="float">
            <text:p>301</text:p>
          </table:table-cell>
          <table:table-cell table:formula="of:=ROUND(1000000/[$Frequencies.G8])" office:value-type="float" office:value="284" calcext:value-type="float">
            <text:p>284</text:p>
          </table:table-cell>
          <table:table-cell table:formula="of:=ROUND(1000000/[$Frequencies.H8])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D#/Eb</text:p>
          </table:table-cell>
          <table:table-cell/>
          <table:table-cell table:formula="of:=ROUND(1000000/[$Frequencies.C9])" office:value-type="float" office:value="402" calcext:value-type="float">
            <text:p>402</text:p>
          </table:table-cell>
          <table:table-cell table:formula="of:=ROUND(1000000/[$Frequencies.D9])" office:value-type="float" office:value="338" calcext:value-type="float">
            <text:p>338</text:p>
          </table:table-cell>
          <table:table-cell table:formula="of:=ROUND(1000000/[$Frequencies.E9])" office:value-type="float" office:value="301" calcext:value-type="float">
            <text:p>301</text:p>
          </table:table-cell>
          <table:table-cell table:formula="of:=ROUND(1000000/[$Frequencies.F9])" office:value-type="float" office:value="284" calcext:value-type="float">
            <text:p>284</text:p>
          </table:table-cell>
          <table:table-cell table:formula="of:=ROUND(1000000/[$Frequencies.G9])" office:value-type="float" office:value="268" calcext:value-type="float">
            <text:p>268</text:p>
          </table:table-cell>
          <table:table-cell table:formula="of:=ROUND(1000000/[$Frequencies.H9])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table:formula="of:=ROUND(1000000/[$Frequencies.C10])" office:value-type="float" office:value="379" calcext:value-type="float">
            <text:p>379</text:p>
          </table:table-cell>
          <table:table-cell table:formula="of:=ROUND(1000000/[$Frequencies.D10])" office:value-type="float" office:value="319" calcext:value-type="float">
            <text:p>319</text:p>
          </table:table-cell>
          <table:table-cell table:formula="of:=ROUND(1000000/[$Frequencies.E10])" office:value-type="float" office:value="284" calcext:value-type="float">
            <text:p>284</text:p>
          </table:table-cell>
          <table:table-cell table:formula="of:=ROUND(1000000/[$Frequencies.F10])" office:value-type="float" office:value="268" calcext:value-type="float">
            <text:p>268</text:p>
          </table:table-cell>
          <table:table-cell table:formula="of:=ROUND(1000000/[$Frequencies.G10])" office:value-type="float" office:value="253" calcext:value-type="float">
            <text:p>253</text:p>
          </table:table-cell>
          <table:table-cell table:formula="of:=ROUND(1000000/[$Frequencies.H10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formula="of:=ROUND(1000000/[$Frequencies.C11])" office:value-type="float" office:value="358" calcext:value-type="float">
            <text:p>358</text:p>
          </table:table-cell>
          <table:table-cell table:formula="of:=ROUND(1000000/[$Frequencies.D11])" office:value-type="float" office:value="301" calcext:value-type="float">
            <text:p>301</text:p>
          </table:table-cell>
          <table:table-cell table:formula="of:=ROUND(1000000/[$Frequencies.E11])" office:value-type="float" office:value="268" calcext:value-type="float">
            <text:p>268</text:p>
          </table:table-cell>
          <table:table-cell table:formula="of:=ROUND(1000000/[$Frequencies.F11])" office:value-type="float" office:value="253" calcext:value-type="float">
            <text:p>253</text:p>
          </table:table-cell>
          <table:table-cell table:formula="of:=ROUND(1000000/[$Frequencies.G11])" office:value-type="float" office:value="239" calcext:value-type="float">
            <text:p>239</text:p>
          </table:table-cell>
          <table:table-cell table:formula="of:=ROUND(1000000/[$Frequencies.H11])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F#/Gb</text:p>
          </table:table-cell>
          <table:table-cell/>
          <table:table-cell table:formula="of:=ROUND(1000000/[$Frequencies.C12])" office:value-type="float" office:value="338" calcext:value-type="float">
            <text:p>338</text:p>
          </table:table-cell>
          <table:table-cell table:formula="of:=ROUND(1000000/[$Frequencies.D12])" office:value-type="float" office:value="284" calcext:value-type="float">
            <text:p>284</text:p>
          </table:table-cell>
          <table:table-cell table:formula="of:=ROUND(1000000/[$Frequencies.E12])" office:value-type="float" office:value="253" calcext:value-type="float">
            <text:p>253</text:p>
          </table:table-cell>
          <table:table-cell table:formula="of:=ROUND(1000000/[$Frequencies.F12])" office:value-type="float" office:value="239" calcext:value-type="float">
            <text:p>239</text:p>
          </table:table-cell>
          <table:table-cell table:formula="of:=ROUND(1000000/[$Frequencies.G12])" office:value-type="float" office:value="225" calcext:value-type="float">
            <text:p>225</text:p>
          </table:table-cell>
          <table:table-cell table:formula="of:=ROUND(1000000/[$Frequencies.H12])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formula="of:=ROUND(1000000/[$Frequencies.C13])" office:value-type="float" office:value="319" calcext:value-type="float">
            <text:p>319</text:p>
          </table:table-cell>
          <table:table-cell table:formula="of:=ROUND(1000000/[$Frequencies.D13])" office:value-type="float" office:value="268" calcext:value-type="float">
            <text:p>268</text:p>
          </table:table-cell>
          <table:table-cell table:formula="of:=ROUND(1000000/[$Frequencies.E13])" office:value-type="float" office:value="239" calcext:value-type="float">
            <text:p>239</text:p>
          </table:table-cell>
          <table:table-cell table:formula="of:=ROUND(1000000/[$Frequencies.F13])" office:value-type="float" office:value="225" calcext:value-type="float">
            <text:p>225</text:p>
          </table:table-cell>
          <table:table-cell table:formula="of:=ROUND(1000000/[$Frequencies.G13])" office:value-type="float" office:value="213" calcext:value-type="float">
            <text:p>213</text:p>
          </table:table-cell>
          <table:table-cell table:formula="of:=ROUND(1000000/[$Frequencies.H13])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G#/Ab</text:p>
          </table:table-cell>
          <table:table-cell/>
          <table:table-cell table:formula="of:=ROUND(1000000/[$Frequencies.C14])" office:value-type="float" office:value="301" calcext:value-type="float">
            <text:p>301</text:p>
          </table:table-cell>
          <table:table-cell table:formula="of:=ROUND(1000000/[$Frequencies.D14])" office:value-type="float" office:value="253" calcext:value-type="float">
            <text:p>253</text:p>
          </table:table-cell>
          <table:table-cell table:formula="of:=ROUND(1000000/[$Frequencies.E14])" office:value-type="float" office:value="225" calcext:value-type="float">
            <text:p>225</text:p>
          </table:table-cell>
          <table:table-cell table:formula="of:=ROUND(1000000/[$Frequencies.F14])" office:value-type="float" office:value="213" calcext:value-type="float">
            <text:p>213</text:p>
          </table:table-cell>
          <table:table-cell table:formula="of:=ROUND(1000000/[$Frequencies.G14])" office:value-type="float" office:value="201" calcext:value-type="float">
            <text:p>201</text:p>
          </table:table-cell>
          <table:table-cell table:formula="of:=ROUND(1000000/[$Frequencies.H14])" office:value-type="float" office:value="169" calcext:value-type="float">
            <text:p>169</text:p>
          </table:table-cell>
        </table:table-row>
      </table:table>
      <table:table table:name="Errors" table:style-name="ta1">
        <table:table-column table:style-name="co1" table:number-columns-repeated="2" table:default-cell-style-name="Default"/>
        <table:table-column table:style-name="co1" table:number-columns-repeated="6" table:default-cell-style-name="ce1"/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Root MIDI</text:p>
          </table:table-cell>
          <table:table-cell table:style-name="Default" office:value-type="string" calcext:value-type="string">
            <text:p>Deg 1</text:p>
          </table:table-cell>
          <table:table-cell table:style-name="Default" office:value-type="string" calcext:value-type="string">
            <text:p>Deg 2</text:p>
          </table:table-cell>
          <table:table-cell table:style-name="Default" office:value-type="string" calcext:value-type="string">
            <text:p>Deg 3</text:p>
          </table:table-cell>
          <table:table-cell table:style-name="Default" office:value-type="string" calcext:value-type="string">
            <text:p>Deg 4</text:p>
          </table:table-cell>
          <table:table-cell table:style-name="Default" office:value-type="string" calcext:value-type="string">
            <text:p>Deg 5</text:p>
          </table:table-cell>
          <table:table-cell table:style-name="Default" office:value-type="string" calcext:value-type="string">
            <text:p>Deg 6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formula="of:=(([$Periods.C3]*4)-(4000000/[$Frequencies.C3]))/(4000000/[$Frequencies.C3])" office:value-type="percentage" office:value="-0.000319999999999909" calcext:value-type="percentage">
            <text:p>-0.03%</text:p>
          </table:table-cell>
          <table:table-cell table:formula="of:=(([$Periods.D3]*4)-(4000000/[$Frequencies.D3]))/(4000000/[$Frequencies.D3])" office:value-type="percentage" office:value="0.000456161709489096" calcext:value-type="percentage">
            <text:p>0.05%</text:p>
          </table:table-cell>
          <table:table-cell table:formula="of:=(([$Periods.E3]*4)-(4000000/[$Frequencies.E3]))/(4000000/[$Frequencies.E3])" office:value-type="percentage" office:value="0.000809529062524993" calcext:value-type="percentage">
            <text:p>0.08%</text:p>
          </table:table-cell>
          <table:table-cell table:formula="of:=(([$Periods.F3]*4)-(4000000/[$Frequencies.F3]))/(4000000/[$Frequencies.F3])" office:value-type="percentage" office:value="0.000584379650212275" calcext:value-type="percentage">
            <text:p>0.06%</text:p>
          </table:table-cell>
          <table:table-cell table:formula="of:=(([$Periods.G3]*4)-(4000000/[$Frequencies.G3]))/(4000000/[$Frequencies.G3])" office:value-type="percentage" office:value="-0.000569247440178464" calcext:value-type="percentage">
            <text:p>-0.06%</text:p>
          </table:table-cell>
          <table:table-cell table:formula="of:=(([$Periods.H3]*4)-(4000000/[$Frequencies.H3]))/(4000000/[$Frequencies.H3])" office:value-type="percentage" office:value="0.000372352625424163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#/Bb</text:p>
          </table:table-cell>
          <table:table-cell/>
          <table:table-cell table:formula="of:=(([$Periods.C4]*4)-(4000000/[$Frequencies.C4]))/(4000000/[$Frequencies.C4])" office:value-type="percentage" office:value="-0.000544895305215127" calcext:value-type="percentage">
            <text:p>-0.05%</text:p>
          </table:table-cell>
          <table:table-cell table:formula="of:=(([$Periods.D4]*4)-(4000000/[$Frequencies.D4]))/(4000000/[$Frequencies.D4])" office:value-type="percentage" office:value="0.0000749325645544276" calcext:value-type="percentage">
            <text:p>0.01%</text:p>
          </table:table-cell>
          <table:table-cell table:formula="of:=(([$Periods.E4]*4)-(4000000/[$Frequencies.E4]))/(4000000/[$Frequencies.E4])" office:value-type="percentage" office:value="0.000584379650212275" calcext:value-type="percentage">
            <text:p>0.06%</text:p>
          </table:table-cell>
          <table:table-cell table:formula="of:=(([$Periods.F4]*4)-(4000000/[$Frequencies.F4]))/(4000000/[$Frequencies.F4])" office:value-type="percentage" office:value="-0.000569247440178165" calcext:value-type="percentage">
            <text:p>-0.06%</text:p>
          </table:table-cell>
          <table:table-cell table:formula="of:=(([$Periods.G4]*4)-(4000000/[$Frequencies.G4]))/(4000000/[$Frequencies.G4])" office:value-type="percentage" office:value="0.000189654824123072" calcext:value-type="percentage">
            <text:p>0.02%</text:p>
          </table:table-cell>
          <table:table-cell table:formula="of:=(([$Periods.H4]*4)-(4000000/[$Frequencies.H4]))/(4000000/[$Frequencies.H4])" office:value-type="percentage" office:value="0.0000537117725079108" calcext:value-type="percentage">
            <text:p>0.01%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formula="of:=(([$Periods.C5]*4)-(4000000/[$Frequencies.C5]))/(4000000/[$Frequencies.C5])" office:value-type="percentage" office:value="-0.000380198257604758" calcext:value-type="percentage">
            <text:p>-0.04%</text:p>
          </table:table-cell>
          <table:table-cell table:formula="of:=(([$Periods.D5]*4)-(4000000/[$Frequencies.D5]))/(4000000/[$Frequencies.D5])" office:value-type="percentage" office:value="0.000809529062524993" calcext:value-type="percentage">
            <text:p>0.08%</text:p>
          </table:table-cell>
          <table:table-cell table:formula="of:=(([$Periods.E5]*4)-(4000000/[$Frequencies.E5]))/(4000000/[$Frequencies.E5])" office:value-type="percentage" office:value="-0.000569247440178464" calcext:value-type="percentage">
            <text:p>-0.06%</text:p>
          </table:table-cell>
          <table:table-cell table:formula="of:=(([$Periods.F5]*4)-(4000000/[$Frequencies.F5]))/(4000000/[$Frequencies.F5])" office:value-type="percentage" office:value="0.000189654824123231" calcext:value-type="percentage">
            <text:p>0.02%</text:p>
          </table:table-cell>
          <table:table-cell table:formula="of:=(([$Periods.G5]*4)-(4000000/[$Frequencies.G5]))/(4000000/[$Frequencies.G5])" office:value-type="percentage" office:value="0.000464919012259423" calcext:value-type="percentage">
            <text:p>0.05%</text:p>
          </table:table-cell>
          <table:table-cell table:formula="of:=(([$Periods.H5]*4)-(4000000/[$Frequencies.H5]))/(4000000/[$Frequencies.H5])" office:value-type="percentage" office:value="-0.000319999999999909" calcext:value-type="percentage">
            <text:p>-0.03%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(([$Periods.C6]*4)-(4000000/[$Frequencies.C6]))/(4000000/[$Frequencies.C6])" office:value-type="percentage" office:value="0.000456161709489096" calcext:value-type="percentage">
            <text:p>0.05%</text:p>
          </table:table-cell>
          <table:table-cell table:formula="of:=(([$Periods.D6]*4)-(4000000/[$Frequencies.D6]))/(4000000/[$Frequencies.D6])" office:value-type="percentage" office:value="0.000584379650212133" calcext:value-type="percentage">
            <text:p>0.06%</text:p>
          </table:table-cell>
          <table:table-cell table:formula="of:=(([$Periods.E6]*4)-(4000000/[$Frequencies.E6]))/(4000000/[$Frequencies.E6])" office:value-type="percentage" office:value="0.000189654824123072" calcext:value-type="percentage">
            <text:p>0.02%</text:p>
          </table:table-cell>
          <table:table-cell table:formula="of:=(([$Periods.F6]*4)-(4000000/[$Frequencies.F6]))/(4000000/[$Frequencies.F6])" office:value-type="percentage" office:value="0.000464919012259423" calcext:value-type="percentage">
            <text:p>0.05%</text:p>
          </table:table-cell>
          <table:table-cell table:formula="of:=(([$Periods.G6]*4)-(4000000/[$Frequencies.G6]))/(4000000/[$Frequencies.G6])" office:value-type="percentage" office:value="0.000372352625424163" calcext:value-type="percentage">
            <text:p>0.04%</text:p>
          </table:table-cell>
          <table:table-cell table:formula="of:=(([$Periods.H6]*4)-(4000000/[$Frequencies.H6]))/(4000000/[$Frequencies.H6])" office:value-type="percentage" office:value="-0.000544895305215338" calcext:value-type="percentage">
            <text:p>-0.05%</text:p>
          </table:table-cell>
        </table:table-row>
        <table:table-row table:style-name="ro1">
          <table:table-cell office:value-type="string" calcext:value-type="string">
            <text:p>C#/Db</text:p>
          </table:table-cell>
          <table:table-cell/>
          <table:table-cell table:formula="of:=(([$Periods.C7]*4)-(4000000/[$Frequencies.C7]))/(4000000/[$Frequencies.C7])" office:value-type="percentage" office:value="0.0000749325645544276" calcext:value-type="percentage">
            <text:p>0.01%</text:p>
          </table:table-cell>
          <table:table-cell table:formula="of:=(([$Periods.D7]*4)-(4000000/[$Frequencies.D7]))/(4000000/[$Frequencies.D7])" office:value-type="percentage" office:value="-0.000569247440178464" calcext:value-type="percentage">
            <text:p>-0.06%</text:p>
          </table:table-cell>
          <table:table-cell table:formula="of:=(([$Periods.E7]*4)-(4000000/[$Frequencies.E7]))/(4000000/[$Frequencies.E7])" office:value-type="percentage" office:value="0.000464919012259423" calcext:value-type="percentage">
            <text:p>0.05%</text:p>
          </table:table-cell>
          <table:table-cell table:formula="of:=(([$Periods.F7]*4)-(4000000/[$Frequencies.F7]))/(4000000/[$Frequencies.F7])" office:value-type="percentage" office:value="0.000372352625424163" calcext:value-type="percentage">
            <text:p>0.04%</text:p>
          </table:table-cell>
          <table:table-cell table:formula="of:=(([$Periods.G7]*4)-(4000000/[$Frequencies.G7]))/(4000000/[$Frequencies.G7])" office:value-type="percentage" office:value="0.0000537117725079108" calcext:value-type="percentage">
            <text:p>0.01%</text:p>
          </table:table-cell>
          <table:table-cell table:formula="of:=(([$Periods.H7]*4)-(4000000/[$Frequencies.H7]))/(4000000/[$Frequencies.H7])" office:value-type="percentage" office:value="-0.000380198257604871" calcext:value-type="percentage">
            <text:p>-0.04%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table:formula="of:=(([$Periods.C8]*4)-(4000000/[$Frequencies.C8]))/(4000000/[$Frequencies.C8])" office:value-type="percentage" office:value="0.000809529062524993" calcext:value-type="percentage">
            <text:p>0.08%</text:p>
          </table:table-cell>
          <table:table-cell table:formula="of:=(([$Periods.D8]*4)-(4000000/[$Frequencies.D8]))/(4000000/[$Frequencies.D8])" office:value-type="percentage" office:value="0.000189654824123072" calcext:value-type="percentage">
            <text:p>0.02%</text:p>
          </table:table-cell>
          <table:table-cell table:formula="of:=(([$Periods.E8]*4)-(4000000/[$Frequencies.E8]))/(4000000/[$Frequencies.E8])" office:value-type="percentage" office:value="0.000372352625424341" calcext:value-type="percentage">
            <text:p>0.04%</text:p>
          </table:table-cell>
          <table:table-cell table:formula="of:=(([$Periods.F8]*4)-(4000000/[$Frequencies.F8]))/(4000000/[$Frequencies.F8])" office:value-type="percentage" office:value="0.0000537117725079108" calcext:value-type="percentage">
            <text:p>0.01%</text:p>
          </table:table-cell>
          <table:table-cell table:formula="of:=(([$Periods.G8]*4)-(4000000/[$Frequencies.G8]))/(4000000/[$Frequencies.G8])" office:value-type="percentage" office:value="-0.000319999999999909" calcext:value-type="percentage">
            <text:p>-0.03%</text:p>
          </table:table-cell>
          <table:table-cell table:formula="of:=(([$Periods.H8]*4)-(4000000/[$Frequencies.H8]))/(4000000/[$Frequencies.H8])" office:value-type="percentage" office:value="0.000456161709489096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D#/Eb</text:p>
          </table:table-cell>
          <table:table-cell/>
          <table:table-cell table:formula="of:=(([$Periods.C9]*4)-(4000000/[$Frequencies.C9]))/(4000000/[$Frequencies.C9])" office:value-type="percentage" office:value="0.000584379650212275" calcext:value-type="percentage">
            <text:p>0.06%</text:p>
          </table:table-cell>
          <table:table-cell table:formula="of:=(([$Periods.D9]*4)-(4000000/[$Frequencies.D9]))/(4000000/[$Frequencies.D9])" office:value-type="percentage" office:value="0.000464919012259423" calcext:value-type="percentage">
            <text:p>0.05%</text:p>
          </table:table-cell>
          <table:table-cell table:formula="of:=(([$Periods.E9]*4)-(4000000/[$Frequencies.E9]))/(4000000/[$Frequencies.E9])" office:value-type="percentage" office:value="0.0000537117725079108" calcext:value-type="percentage">
            <text:p>0.01%</text:p>
          </table:table-cell>
          <table:table-cell table:formula="of:=(([$Periods.F9]*4)-(4000000/[$Frequencies.F9]))/(4000000/[$Frequencies.F9])" office:value-type="percentage" office:value="-0.000319999999999909" calcext:value-type="percentage">
            <text:p>-0.03%</text:p>
          </table:table-cell>
          <table:table-cell table:formula="of:=(([$Periods.G9]*4)-(4000000/[$Frequencies.G9]))/(4000000/[$Frequencies.G9])" office:value-type="percentage" office:value="-0.000544895305215127" calcext:value-type="percentage">
            <text:p>-0.05%</text:p>
          </table:table-cell>
          <table:table-cell table:formula="of:=(([$Periods.H9]*4)-(4000000/[$Frequencies.H9]))/(4000000/[$Frequencies.H9])" office:value-type="percentage" office:value="-0.00214252848326055" calcext:value-type="percentage">
            <text:p>-0.21%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table:formula="of:=(([$Periods.C10]*4)-(4000000/[$Frequencies.C10]))/(4000000/[$Frequencies.C10])" office:value-type="percentage" office:value="-0.000569247440178464" calcext:value-type="percentage">
            <text:p>-0.06%</text:p>
          </table:table-cell>
          <table:table-cell table:formula="of:=(([$Periods.D10]*4)-(4000000/[$Frequencies.D10]))/(4000000/[$Frequencies.D10])" office:value-type="percentage" office:value="0.000372352625424163" calcext:value-type="percentage">
            <text:p>0.04%</text:p>
          </table:table-cell>
          <table:table-cell table:formula="of:=(([$Periods.E10]*4)-(4000000/[$Frequencies.E10]))/(4000000/[$Frequencies.E10])" office:value-type="percentage" office:value="-0.000319999999999909" calcext:value-type="percentage">
            <text:p>-0.03%</text:p>
          </table:table-cell>
          <table:table-cell table:formula="of:=(([$Periods.F10]*4)-(4000000/[$Frequencies.F10]))/(4000000/[$Frequencies.F10])" office:value-type="percentage" office:value="-0.000544895305215127" calcext:value-type="percentage">
            <text:p>-0.05%</text:p>
          </table:table-cell>
          <table:table-cell table:formula="of:=(([$Periods.G10]*4)-(4000000/[$Frequencies.G10]))/(4000000/[$Frequencies.G10])" office:value-type="percentage" office:value="-0.000380198257604758" calcext:value-type="percentage">
            <text:p>-0.04%</text:p>
          </table:table-cell>
          <table:table-cell table:formula="of:=(([$Periods.H10]*4)-(4000000/[$Frequencies.H10]))/(4000000/[$Frequencies.H10])" office:value-type="percentage" office:value="0.000809529062524859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formula="of:=(([$Periods.C11]*4)-(4000000/[$Frequencies.C11]))/(4000000/[$Frequencies.C11])" office:value-type="percentage" office:value="0.000189654824123072" calcext:value-type="percentage">
            <text:p>0.02%</text:p>
          </table:table-cell>
          <table:table-cell table:formula="of:=(([$Periods.D11]*4)-(4000000/[$Frequencies.D11]))/(4000000/[$Frequencies.D11])" office:value-type="percentage" office:value="0.0000537117725079108" calcext:value-type="percentage">
            <text:p>0.01%</text:p>
          </table:table-cell>
          <table:table-cell table:formula="of:=(([$Periods.E11]*4)-(4000000/[$Frequencies.E11]))/(4000000/[$Frequencies.E11])" office:value-type="percentage" office:value="-0.000544895305215127" calcext:value-type="percentage">
            <text:p>-0.05%</text:p>
          </table:table-cell>
          <table:table-cell table:formula="of:=(([$Periods.F11]*4)-(4000000/[$Frequencies.F11]))/(4000000/[$Frequencies.F11])" office:value-type="percentage" office:value="-0.000380198257604758" calcext:value-type="percentage">
            <text:p>-0.04%</text:p>
          </table:table-cell>
          <table:table-cell table:formula="of:=(([$Periods.G11]*4)-(4000000/[$Frequencies.G11]))/(4000000/[$Frequencies.G11])" office:value-type="percentage" office:value="0.000456161709489096" calcext:value-type="percentage">
            <text:p>0.05%</text:p>
          </table:table-cell>
          <table:table-cell table:formula="of:=(([$Periods.H11]*4)-(4000000/[$Frequencies.H11]))/(4000000/[$Frequencies.H11])" office:value-type="percentage" office:value="0.000584379650212275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F#/Gb</text:p>
          </table:table-cell>
          <table:table-cell/>
          <table:table-cell table:formula="of:=(([$Periods.C12]*4)-(4000000/[$Frequencies.C12]))/(4000000/[$Frequencies.C12])" office:value-type="percentage" office:value="0.000464919012259423" calcext:value-type="percentage">
            <text:p>0.05%</text:p>
          </table:table-cell>
          <table:table-cell table:formula="of:=(([$Periods.D12]*4)-(4000000/[$Frequencies.D12]))/(4000000/[$Frequencies.D12])" office:value-type="percentage" office:value="-0.000319999999999909" calcext:value-type="percentage">
            <text:p>-0.03%</text:p>
          </table:table-cell>
          <table:table-cell table:formula="of:=(([$Periods.E12]*4)-(4000000/[$Frequencies.E12]))/(4000000/[$Frequencies.E12])" office:value-type="percentage" office:value="-0.000380198257604758" calcext:value-type="percentage">
            <text:p>-0.04%</text:p>
          </table:table-cell>
          <table:table-cell table:formula="of:=(([$Periods.F12]*4)-(4000000/[$Frequencies.F12]))/(4000000/[$Frequencies.F12])" office:value-type="percentage" office:value="0.000456161709489334" calcext:value-type="percentage">
            <text:p>0.05%</text:p>
          </table:table-cell>
          <table:table-cell table:formula="of:=(([$Periods.G12]*4)-(4000000/[$Frequencies.G12]))/(4000000/[$Frequencies.G12])" office:value-type="percentage" office:value="-0.00214252848326055" calcext:value-type="percentage">
            <text:p>-0.21%</text:p>
          </table:table-cell>
          <table:table-cell table:formula="of:=(([$Periods.H12]*4)-(4000000/[$Frequencies.H12]))/(4000000/[$Frequencies.H12])" office:value-type="percentage" office:value="0.00206777301512449" calcext:value-type="percentage">
            <text:p>0.21%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formula="of:=(([$Periods.C13]*4)-(4000000/[$Frequencies.C13]))/(4000000/[$Frequencies.C13])" office:value-type="percentage" office:value="0.000372352625424163" calcext:value-type="percentage">
            <text:p>0.04%</text:p>
          </table:table-cell>
          <table:table-cell table:formula="of:=(([$Periods.D13]*4)-(4000000/[$Frequencies.D13]))/(4000000/[$Frequencies.D13])" office:value-type="percentage" office:value="-0.000544895305215338" calcext:value-type="percentage">
            <text:p>-0.05%</text:p>
          </table:table-cell>
          <table:table-cell table:formula="of:=(([$Periods.E13]*4)-(4000000/[$Frequencies.E13]))/(4000000/[$Frequencies.E13])" office:value-type="percentage" office:value="0.000456161709489096" calcext:value-type="percentage">
            <text:p>0.05%</text:p>
          </table:table-cell>
          <table:table-cell table:formula="of:=(([$Periods.F13]*4)-(4000000/[$Frequencies.F13]))/(4000000/[$Frequencies.F13])" office:value-type="percentage" office:value="-0.00214252848326055" calcext:value-type="percentage">
            <text:p>-0.21%</text:p>
          </table:table-cell>
          <table:table-cell table:formula="of:=(([$Periods.G13]*4)-(4000000/[$Frequencies.G13]))/(4000000/[$Frequencies.G13])" office:value-type="percentage" office:value="0.000809529062524859" calcext:value-type="percentage">
            <text:p>0.08%</text:p>
          </table:table-cell>
          <table:table-cell table:formula="of:=(([$Periods.H13]*4)-(4000000/[$Frequencies.H13]))/(4000000/[$Frequencies.H13])" office:value-type="percentage" office:value="0.000189654824122914" calcext:value-type="percentage">
            <text:p>0.02%</text:p>
          </table:table-cell>
        </table:table-row>
        <table:table-row table:style-name="ro1">
          <table:table-cell office:value-type="string" calcext:value-type="string">
            <text:p>G#/Ab</text:p>
          </table:table-cell>
          <table:table-cell/>
          <table:table-cell table:formula="of:=(([$Periods.C14]*4)-(4000000/[$Frequencies.C14]))/(4000000/[$Frequencies.C14])" office:value-type="percentage" office:value="0.0000537117725079108" calcext:value-type="percentage">
            <text:p>0.01%</text:p>
          </table:table-cell>
          <table:table-cell table:formula="of:=(([$Periods.D14]*4)-(4000000/[$Frequencies.D14]))/(4000000/[$Frequencies.D14])" office:value-type="percentage" office:value="-0.000380198257604871" calcext:value-type="percentage">
            <text:p>-0.04%</text:p>
          </table:table-cell>
          <table:table-cell table:formula="of:=(([$Periods.E14]*4)-(4000000/[$Frequencies.E14]))/(4000000/[$Frequencies.E14])" office:value-type="percentage" office:value="-0.00214252848326055" calcext:value-type="percentage">
            <text:p>-0.21%</text:p>
          </table:table-cell>
          <table:table-cell table:formula="of:=(([$Periods.F14]*4)-(4000000/[$Frequencies.F14]))/(4000000/[$Frequencies.F14])" office:value-type="percentage" office:value="0.000809529062524993" calcext:value-type="percentage">
            <text:p>0.08%</text:p>
          </table:table-cell>
          <table:table-cell table:formula="of:=(([$Periods.G14]*4)-(4000000/[$Frequencies.G14]))/(4000000/[$Frequencies.G14])" office:value-type="percentage" office:value="0.000584379650212275" calcext:value-type="percentage">
            <text:p>0.06%</text:p>
          </table:table-cell>
          <table:table-cell table:formula="of:=(([$Periods.H14]*4)-(4000000/[$Frequencies.H14]))/(4000000/[$Frequencies.H14])" office:value-type="percentage" office:value="0.000464919012259423" calcext:value-type="percentage">
            <text:p>0.05%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3:.H14])" office:value-type="percentage" office:value="0.0000127080218420184" calcext:value-type="percentage">
            <text:p>0.00%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19:17:34.632042800</meta:creation-date>
    <dc:date>2019-08-10T21:41:05.669670976</dc:date>
    <meta:editing-duration>PT1H42M</meta:editing-duration>
    <meta:editing-cycles>6</meta:editing-cycles>
    <meta:generator>LibreOffice/6.0.7.3$Linux_X86_64 LibreOffice_project/00m0$Build-3</meta:generator>
    <meta:document-statistic meta:table-count="3" meta:cell-count="296" meta:object-count="0"/>
  </office:meta>
</office:document-meta>
</file>